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1.09cm" fo:min-width="9.478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7.186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08cm" fo:min-width="6.864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9cm" fo:min-width="6.53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6.214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5.89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9cm" fo:min-width="5.564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5.24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9cm" fo:min-width="4.916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4.592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138cm" fo:min-width="4.268cm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start="Arrowheads_20_4" draw:marker-start-width="0.3cm" draw:marker-end="Arrowheads_20_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text-properties fo:font-size="9pt"/>
    </style:style>
    <style:style style:name="P8" style:family="paragraph">
      <loext:graphic-properties draw:fill="none" draw:fill-color="#ffffff"/>
      <style:text-properties fo:font-size="9pt"/>
    </style:style>
    <style:style style:name="P9" style:family="paragraph">
      <style:text-properties fo:color="#ff0000" loext:opacity="100%" fo:font-size="6pt"/>
    </style:style>
    <style:style style:name="P10" style:family="paragraph">
      <loext:graphic-properties draw:fill="none" draw:fill-color="#ffffff"/>
      <style:text-properties fo:color="#ff0000" loext:opacity="100%"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20.43cm" svg:x="1.5cm" svg:y="4.63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xml:id="id1" draw:id="id1" draw:layer="layout" svg:width="7.784cm" svg:height="0.486cm" svg:x="6.608cm" svg:y="6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7.46cm" svg:height="0.454cm" svg:x="6.77cm" svg:y="7.9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7.136cm" svg:height="0.487cm" svg:x="6.932cm" svg:y="9.5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6.812cm" svg:height="0.486cm" svg:x="7.094cm" svg:y="11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5" draw:id="id5" draw:layer="layout" svg:width="6.488cm" svg:height="0.486cm" svg:x="7.256cm" svg:y="12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6" draw:id="id6" draw:layer="layout" svg:width="6.162cm" svg:height="0.487cm" svg:x="7.419cm" svg:y="14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5.838cm" svg:height="0.486cm" svg:x="7.581cm" svg:y="16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8" draw:id="id8" draw:layer="layout" svg:width="5.514cm" svg:height="0.487cm" svg:x="7.743cm" svg:y="17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9" draw:id="id9" draw:layer="layout" svg:width="5.19cm" svg:height="0.486cm" svg:x="7.905cm" svg:y="19.3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0" draw:id="id10" draw:layer="layout" svg:width="4.866cm" svg:height="0.486cm" svg:x="8.067cm" svg:y="20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5.298cm" svg:height="0.962cm" svg:x="7.851cm" svg:y="25.1cm">
          <draw:text-box>
            <text:p>Back of the room</text:p>
          </draw:text-box>
        </draw:frame>
        <draw:frame draw:style-name="gr12" draw:text-style-name="P3" draw:layer="layout" svg:width="8.897cm" svg:height="0.962cm" svg:x="6.052cm" svg:y="3.4cm">
          <draw:text-box>
            <text:p>Front of the Room <text:s/>- Entrance</text:p>
          </draw:text-box>
        </draw:frame>
        <draw:line draw:style-name="gr13" draw:text-style-name="P4" draw:layer="layout" svg:x1="3.8cm" svg:y1="6.5cm" svg:x2="6.6cm" svg:y2="6.5cm">
          <text:p/>
        </draw:line>
        <draw:frame draw:style-name="gr12" draw:text-style-name="P6" draw:layer="layout" svg:width="1.692cm" svg:height="0.645cm" svg:x="3.308cm" svg:y="5.7cm">
          <draw:text-box>
            <text:p text:style-name="P5">Data IN</text:p>
          </draw:text-box>
        </draw:frame>
        <draw:connector draw:style-name="gr14" draw:text-style-name="P4" draw:layer="layout" svg:x1="19.5cm" svg:y1="14.85cm" svg:x2="19.5cm" svg:y2="14.85cm" svg:d="M19500 14850z" svg:viewBox="0 0 1 1">
          <text:p/>
        </draw:connector>
        <draw:connector draw:style-name="gr15" draw:text-style-name="P4" draw:layer="layout" svg:x1="14.392cm" svg:y1="6.581cm" svg:x2="6.77cm" svg:y2="8.188cm" draw:start-shape="id1" draw:start-glue-point="1" draw:end-shape="id2" draw:end-glue-point="3" svg:d="M14392 6581h528v812h-8677v795h527" svg:viewBox="0 0 8678 1608">
          <text:p/>
        </draw:connector>
        <draw:connector draw:style-name="gr16" draw:text-style-name="P4" draw:layer="layout" svg:x1="14.23cm" svg:y1="8.188cm" svg:x2="6.932cm" svg:y2="9.826cm" draw:start-shape="id2" draw:start-glue-point="1" draw:end-shape="id3" draw:end-glue-point="3" svg:d="M14230 8188h528v811h-8353v827h527" svg:viewBox="0 0 8354 1639">
          <text:p/>
        </draw:connector>
        <draw:connector draw:style-name="gr17" draw:text-style-name="P4" draw:layer="layout" svg:x1="14.068cm" svg:y1="9.826cm" svg:x2="7.094cm" svg:y2="11.45cm" draw:start-shape="id3" draw:start-glue-point="1" draw:end-shape="id4" draw:end-glue-point="3" svg:d="M14068 9826h528v813h-8029v811h527" svg:viewBox="0 0 8030 1625">
          <text:p/>
        </draw:connector>
        <draw:connector draw:style-name="gr17" draw:text-style-name="P4" draw:layer="layout" svg:x1="13.906cm" svg:y1="11.45cm" svg:x2="7.256cm" svg:y2="13.073cm" draw:start-shape="id4" draw:start-glue-point="1" draw:end-shape="id5" draw:end-glue-point="3" svg:d="M13906 11450h528v812h-7705v811h527" svg:viewBox="0 0 7706 1624">
          <text:p/>
        </draw:connector>
        <draw:connector draw:style-name="gr17" draw:text-style-name="P4" draw:layer="layout" svg:x1="13.744cm" svg:y1="13.073cm" svg:x2="7.419cm" svg:y2="14.689cm" draw:start-shape="id5" draw:start-glue-point="1" draw:end-shape="id6" draw:end-glue-point="3" svg:d="M13744 13073h528v808h-7380v808h527" svg:viewBox="0 0 7381 1617">
          <text:p/>
        </draw:connector>
        <draw:connector draw:style-name="gr17" draw:text-style-name="P4" draw:layer="layout" svg:x1="13.581cm" svg:y1="14.689cm" svg:x2="7.581cm" svg:y2="16.313cm" draw:start-shape="id6" draw:start-glue-point="1" draw:end-shape="id7" draw:end-glue-point="3" svg:d="M13581 14689h528v813h-7055v811h527" svg:viewBox="0 0 7056 1625">
          <text:p/>
        </draw:connector>
        <draw:connector draw:style-name="gr17" draw:text-style-name="P4" draw:layer="layout" svg:x1="13.419cm" svg:y1="16.313cm" svg:x2="7.743cm" svg:y2="17.935cm" draw:start-shape="id7" draw:start-glue-point="1" draw:end-shape="id8" draw:end-glue-point="3" svg:d="M13419 16313h528v811h-6731v811h527" svg:viewBox="0 0 6732 1623">
          <text:p/>
        </draw:connector>
        <draw:connector draw:style-name="gr17" draw:text-style-name="P4" draw:layer="layout" svg:x1="13.257cm" svg:y1="17.935cm" svg:x2="7.905cm" svg:y2="19.559cm" draw:start-shape="id8" draw:start-glue-point="1" draw:end-shape="id9" draw:end-glue-point="3" svg:d="M13257 17935h528v813h-6407v811h527" svg:viewBox="0 0 6408 1625">
          <text:p/>
        </draw:connector>
        <draw:connector draw:style-name="gr17" draw:text-style-name="P4" draw:layer="layout" svg:x1="13.095cm" svg:y1="19.559cm" svg:x2="8.067cm" svg:y2="21.182cm" draw:start-shape="id9" draw:start-glue-point="1" draw:end-shape="id10" draw:end-glue-point="3" svg:d="M13095 19559h528v812h-6083v811h527" svg:viewBox="0 0 6084 1624">
          <text:p/>
        </draw:connector>
        <draw:frame draw:style-name="gr12" draw:text-style-name="P8" draw:layer="layout" svg:width="2.648cm" svg:height="0.607cm" svg:x="9.308cm" svg:y="6.301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7.902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9.503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1.104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2.805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4.406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6.007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7.608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19.209cm">
          <draw:text-box>
            <text:p text:style-name="P7">8 x RGB Pixels</text:p>
          </draw:text-box>
        </draw:frame>
        <draw:frame draw:style-name="gr12" draw:text-style-name="P8" draw:layer="layout" svg:width="2.648cm" svg:height="0.607cm" svg:x="9.308cm" svg:y="20.91cm">
          <draw:text-box>
            <text:p text:style-name="P7">8 x RGB Pixels</text:p>
          </draw:text-box>
        </draw:frame>
        <draw:frame draw:style-name="gr12" draw:text-style-name="P10" draw:layer="layout" svg:width="1.137cm" svg:height="0.489cm" svg:x="6.5cm" svg:y="6.393cm">
          <draw:text-box>
            <text:p text:style-name="P9">Pixel 0</text:p>
          </draw:text-box>
        </draw:frame>
        <draw:frame draw:style-name="gr12" draw:text-style-name="P10" draw:layer="layout" svg:width="1.137cm" svg:height="0.489cm" svg:x="13.301cm" svg:y="6.394cm">
          <draw:text-box>
            <text:p text:style-name="P9">Pixel 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4T11:44:11.787000000</meta:creation-date>
    <dc:date>2024-07-04T11:53:04.630000000</dc:date>
    <meta:editing-duration>PT8M53S</meta:editing-duration>
    <meta:editing-cycles>4</meta:editing-cycles>
    <meta:generator>LibreOffice/7.6.2.1$Windows_X86_64 LibreOffice_project/56f7684011345957bbf33a7ee678afaf4d2ba333</meta:generator>
    <meta:document-statistic meta:object-count="37"/>
  </office:meta>
</office:document-meta>
</file>